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div</text:span> <text:span text:style-name="T3">className</text:span><text:span text:style-name="T4">=</text:span><text:span text:style-name="T5">"flex flex-col gap-5 mt-14"</text:span><text:span text:style-name="T1">&gt;</text:span></text:p>
      <text:p text:style-name="P1"><text:span text:style-name="T1">&lt;</text:span><text:span text:style-name="T2">div</text:span> <text:span text:style-name="T3">className</text:span><text:span text:style-name="T4">=</text:span><text:span text:style-name="T5">"bg-white p-5 mx-5 rounded-xl"</text:span><text:span text:style-name="T1">&gt;</text:span> <text:span text:style-name="T1">&lt;</text:span><text:span text:style-name="T2">img</text:span> <text:span text:style-name="T3">src</text:span><text:span text:style-name="T4">=</text:span><text:span text:style-name="T5">""</text:span> <text:span text:style-name="T3">alt</text:span><text:span text:style-name="T4">=</text:span><text:span text:style-name="T5">""</text:span> <text:span text:style-name="T1">/&gt;</text:span></text:p>
      <text:p text:style-name="P1"><text:span text:style-name="T1">&lt;</text:span><text:span text:style-name="T2">div</text:span><text:span text:style-name="T1">&gt;</text:span></text:p>
      <text:p text:style-name="P1">Wesley e kaun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div</text:span> <text:span text:style-name="T3">className</text:span><text:span text:style-name="T4">=</text:span><text:span text:style-name="T5">"bg-white p-5 mx-5 rounded-xl"</text:span><text:span text:style-name="T1">&gt;</text:span> <text:span text:style-name="T1">&lt;</text:span><text:span text:style-name="T2">img</text:span> <text:span text:style-name="T3">src</text:span><text:span text:style-name="T4">=</text:span><text:span text:style-name="T5">""</text:span> <text:span text:style-name="T3">alt</text:span><text:span text:style-name="T4">=</text:span><text:span text:style-name="T5">""</text:span> <text:span text:style-name="T1">/&gt;</text:span></text:p>
      <text:p text:style-name="P1"><text:span text:style-name="T1">&lt;</text:span><text:span text:style-name="T2">div</text:span><text:span text:style-name="T1">&gt;</text:span></text:p>
      <text:p text:style-name="P1">Wesley e kaun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div</text:span> <text:span text:style-name="T3">className</text:span><text:span text:style-name="T4">=</text:span><text:span text:style-name="T5">"bg-white p-5 mx-5 rounded-xl"</text:span><text:span text:style-name="T1">&gt;</text:span> <text:span text:style-name="T1">&lt;</text:span><text:span text:style-name="T2">img</text:span> <text:span text:style-name="T3">src</text:span><text:span text:style-name="T4">=</text:span><text:span text:style-name="T5">""</text:span> <text:span text:style-name="T3">alt</text:span><text:span text:style-name="T4">=</text:span><text:span text:style-name="T5">""</text:span> <text:span text:style-name="T1">/&gt;</text:span></text:p>
      <text:p text:style-name="P1"><text:span text:style-name="T1">&lt;</text:span><text:span text:style-name="T2">div</text:span><text:span text:style-name="T1">&gt;</text:span></text:p>
      <text:p text:style-name="P1">Wesley e kaun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div</text:span> <text:span text:style-name="T3">className</text:span><text:span text:style-name="T4">=</text:span><text:span text:style-name="T5">"bg-white p-5 mx-5 rounded-xl"</text:span><text:span text:style-name="T1">&gt;</text:span> <text:span text:style-name="T1">&lt;</text:span><text:span text:style-name="T2">img</text:span> <text:span text:style-name="T3">src</text:span><text:span text:style-name="T4">=</text:span><text:span text:style-name="T5">""</text:span> <text:span text:style-name="T3">alt</text:span><text:span text:style-name="T4">=</text:span><text:span text:style-name="T5">""</text:span> <text:span text:style-name="T1">/&gt;</text:span></text:p>
      <text:p text:style-name="P1"><text:span text:style-name="T1">&lt;</text:span><text:span text:style-name="T2">div</text:span><text:span text:style-name="T1">&gt;</text:span></text:p>
      <text:p text:style-name="P1">Wesley e kaun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text:line-break/><text:line-break/><text:line-break/><text:line-break/><text:line-break/>&lt;</text:span><text:span text:style-name="T2">div</text:span> <text:span text:style-name="T3">className</text:span><text:span text:style-name="T4">=</text:span><text:span text:style-name="T5">"bg-white p-3 rounded-xl mx-5"</text:span><text:span text:style-name="T1">&gt;</text:span> <text:span text:style-name="T1">&lt;</text:span><text:span text:style-name="T2">img</text:span> <text:span text:style-name="T3">src</text:span><text:span text:style-name="T4">=</text:span><text:span text:style-name="T5">""</text:span> <text:span text:style-name="T3">alt</text:span><text:span text:style-name="T4">=</text:span><text:span text:style-name="T5">""</text:span> <text:span text:style-name="T1">/&gt;</text:span></text:p>
      <text:p text:style-name="P1"><text:span text:style-name="T1">&lt;</text:span><text:span text:style-name="T2">div</text:span><text:span text:style-name="T1">&gt;</text:span>Wesley S. <text:span text:style-name="T1">&lt;</text:span><text:span text:style-name="T2">p</text:span><text:span text:style-name="T1">&gt;</text:span>Desenvolvedor Front-end<text:span text:style-name="T1">&lt;/</text:span><text:span text:style-name="T2">p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div</text:span> <text:span text:style-name="T3">className</text:span><text:span text:style-name="T4">=</text:span><text:span text:style-name="T5">"bg-white p-3 rounded-xl mx-5"</text:span><text:span text:style-name="T1">&gt;</text:span> <text:span text:style-name="T1">&lt;</text:span><text:span text:style-name="T2">img</text:span> <text:span text:style-name="T3">src</text:span><text:span text:style-name="T4">=</text:span><text:span text:style-name="T2">{</text:span><text:span text:style-name="T6">carro</text:span><text:span text:style-name="T2">}</text:span> <text:span text:style-name="T3">alt</text:span><text:span text:style-name="T4">=</text:span><text:span text:style-name="T5">"Carro"</text:span> <text:span text:style-name="T1">/&gt;</text:span></text:p>
      <text:p text:style-name="P1"><text:span text:style-name="T1">&lt;</text:span><text:span text:style-name="T2">div</text:span><text:span text:style-name="T1">&gt;</text:span>Wesley S. <text:span text:style-name="T1">&lt;</text:span><text:span text:style-name="T2">p</text:span><text:span text:style-name="T1">&gt;</text:span>Desenvolvedor Front-end<text:span text:style-name="T1">&lt;/</text:span><text:span text:style-name="T2">p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div</text:span> <text:span text:style-name="T3">className</text:span><text:span text:style-name="T4">=</text:span><text:span text:style-name="T5">"bg-white p-3 rounded-xl mx-5 text-left"</text:span><text:span text:style-name="T1">&gt;</text:span> <text:span text:style-name="T1">&lt;</text:span><text:span text:style-name="T2">img</text:span> <text:span text:style-name="T3">src</text:span><text:span text:style-name="T4">=</text:span><text:span text:style-name="T2">{</text:span><text:span text:style-name="T6">carro</text:span><text:span text:style-name="T2">}</text:span> <text:span text:style-name="T3">alt</text:span><text:span text:style-name="T4">=</text:span><text:span text:style-name="T5">"Carro"</text:span> <text:span text:style-name="T1">/&gt;</text:span></text:p>
      <text:p text:style-name="P1"><text:span text:style-name="T1">&lt;</text:span><text:span text:style-name="T2">div</text:span><text:span text:style-name="T1">&gt;</text:span>Wesley S. <text:span text:style-name="T1">&lt;</text:span><text:span text:style-name="T2">p</text:span><text:span text:style-name="T1">&gt;</text:span>Desenvolvedor Front-end<text:span text:style-name="T1">&lt;/</text:span><text:span text:style-name="T2">p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div</text:span> <text:span text:style-name="T3">className</text:span><text:span text:style-name="T4">=</text:span><text:span text:style-name="T5">"bg-white p-3 rounded-xl mx-5"</text:span><text:span text:style-name="T1">&gt;</text:span> <text:span text:style-name="T1">&lt;</text:span><text:span text:style-name="T2">img</text:span> <text:span text:style-name="T3">src</text:span><text:span text:style-name="T4">=</text:span><text:span text:style-name="T2">{</text:span><text:span text:style-name="T6">carro</text:span><text:span text:style-name="T2">}</text:span> <text:span text:style-name="T3">alt</text:span><text:span text:style-name="T4">=</text:span><text:span text:style-name="T5">"Carro"</text:span> <text:span text:style-name="T1">/&gt;</text:span></text:p>
      <text:p text:style-name="P1"><text:span text:style-name="T1">&lt;</text:span><text:span text:style-name="T2">div</text:span><text:span text:style-name="T1">&gt;</text:span>Wesley S. <text:span text:style-name="T1">&lt;</text:span><text:span text:style-name="T2">p</text:span><text:span text:style-name="T1">&gt;</text:span>Desenvolvedor Front-end<text:span text:style-name="T1">&lt;/</text:span><text:span text:style-name="T2">p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1"><text:span text:style-name="T1">&lt;</text:span><text:span text:style-name="T2">div</text:span> <text:span text:style-name="T3">className</text:span><text:span text:style-name="T4">=</text:span><text:span text:style-name="T5">"bg-white p-3 rounded-xl mx-5"</text:span><text:span text:style-name="T1">&gt;</text:span> <text:span text:style-name="T1">&lt;</text:span><text:span text:style-name="T2">img</text:span> <text:span text:style-name="T3">src</text:span><text:span text:style-name="T4">=</text:span><text:span text:style-name="T2">{</text:span><text:span text:style-name="T6">carro</text:span><text:span text:style-name="T2">}</text:span> <text:span text:style-name="T3">alt</text:span><text:span text:style-name="T4">=</text:span><text:span text:style-name="T5">"Carro"</text:span> <text:span text:style-name="T1">/&gt;</text:span></text:p>
      <text:p text:style-name="P1"><text:span text:style-name="T1">&lt;</text:span><text:span text:style-name="T2">div</text:span><text:span text:style-name="T1">&gt;</text:span>Wesley S. <text:span text:style-name="T1">&lt;</text:span><text:span text:style-name="T2">p</text:span><text:span text:style-name="T1">&gt;</text:span>Desenvolvedor Front-end<text:span text:style-name="T1">&lt;/</text:span><text:span text:style-name="T2">p</text:span><text:span text:style-name="T1">&gt;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/></text:p>
      <text:p text:style-name="Standard"/>
      <text:p text:style-name="P1"><text:soft-page-break/><text:span text:style-name="T3">theme:</text:span> {</text:p>
      <text:p text:style-name="P1"><text:span text:style-name="T3">extend:</text:span> {</text:p>
      <text:p text:style-name="P1"><text:span text:style-name="T3">fontFamily:</text:span> {</text:p>
      <text:p text:style-name="P1"><text:span text:style-name="T3">inter:</text:span> [<text:span text:style-name="T5">'Inter'</text:span>, <text:span text:style-name="T5">'sans-serif'</text:span>], <text:span text:style-name="T7">// Adicione a fonte Inter aqui</text:span></text:p>
      <text:p text:style-name="P1">},</text:p>
      <text:p text:style-name="P1">},</text:p>
      <text:p text:style-name="P1">},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07:57:04.557010308</meta:creation-date>
    <dc:date>2024-09-27T11:05:14.304210375</dc:date>
    <meta:editing-duration>PT4M10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43" meta:word-count="155" meta:character-count="1219" meta:non-whitespace-character-count="1103"/>
  </office:meta>
</office:document-meta>
</file>